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d874"/>
    </style:style>
    <style:style style:name="P2" style:family="paragraph" style:parent-style-name="Text_20_body">
      <style:text-properties officeooo:paragraph-rsid="000bd874"/>
    </style:style>
    <style:style style:name="T1" style:family="text">
      <style:text-properties fo:font-weight="normal" officeooo:rsid="00212662" style:font-weight-asian="normal" style:font-weight-complex="normal"/>
    </style:style>
    <style:style style:name="T2" style:family="text">
      <style:text-properties fo:font-weight="normal" officeooo:rsid="001ead68"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3. Jeu de rôle “lancement d’un projet data” (C5, C6, C7)</text:p>
      <text:p text:style-name="Standard">Le/la candidat(e) documente et anime l'introduction d’une réunion de lancement d’un projet data réel ou fictif.</text:p>
      <text:p text:style-name="Standard">Le jeu de rôle a pour but de mettre le candidat dans la posture de chef de projet lors d’une étape clé de cette activité.</text:p>
      <text:p text:style-name="Standard">Cette simulation permettra au candidat ou à la candidate de présenter les documents ressources pour la coordination de projet, leurs usages, ainsi que de montrer au jury la mise en œuvre du travail de collaboration et de communication (interne et externe).</text:p>
      <text:p text:style-name="Standard">Livrables :</text:p>
      <text:p text:style-name="P1">Le support de la présentation et les documents associés (par exemple : avant-projet, feuille de route, calendrier, stratégie de communication)</text:p>
      <text:p text:style-name="P1">Évaluation : Jeu de rôle. Simulation de l’introduction de la réunion de lancement.</text:p>
      <text:p text:style-name="Standard"/>
      <text:p text:style-name="P2"><text:span text:style-name="Strong_20_Emphasis"><text:span text:style-name="T2">C5 Planifier</text:span></text:span></text:p>
      <text:p text:style-name="P2"><text:span text:style-name="Strong_20_Emphasis"><text:span text:style-name="T2">- La préconisation de composition d’équipe couvre en compétences les besoins nécessaires à la réalisation du projet.</text:span></text:span></text:p>
      <text:p text:style-name="P2"><text:span text:style-name="Strong_20_Emphasis"><text:span text:style-name="T2">L'équipe projet est composée selon les compétences nécessaires à la réalisation du projet et prend en copte le budget affecté les moyens financiers alloués correspondent au budget prévisionnel du projet</text:span></text:span></text:p>
      <text:p text:style-name="P2"><text:span text:style-name="Strong_20_Emphasis"><text:span text:style-name="T2">La feuille de route est découpée en grandes étapes de réalisation du projet</text:span></text:span></text:p>
      <text:p text:style-name="P2"><text:span text:style-name="Strong_20_Emphasis"><text:span text:style-name="T2">Les grandes étapes de la feuille de route respectent les ensembles fonctionnels du </text:span></text:span><text:span text:style-name="Strong_20_Emphasis"><text:span text:style-name="T1">projet.</text:span></text:span></text:p>
      <text:p text:style-name="P2"><text:span text:style-name="Strong_20_Emphasis"><text:span text:style-name="T1">Le calendrier rend compte :</text:span></text:span></text:p>
      <text:p text:style-name="P2"><text:span text:style-name="Strong_20_Emphasis"><text:span text:style-name="T1">- des tâches et livrables attendus et dates d’échéance associées</text:span></text:span></text:p>
      <text:p text:style-name="P2"><text:span text:style-name="Strong_20_Emphasis"><text:span text:style-name="T1">- de l’attribution des ressources</text:span></text:span></text:p>
      <text:p text:style-name="P2"><text:span text:style-name="Strong_20_Emphasis"><text:span text:style-name="T1">- de la pondération des efforts nécessaires à la réalisation des tâches</text:span></text:span></text:p>
      <text:p text:style-name="P2"><text:span text:style-name="Strong_20_Emphasis"><text:span text:style-name="T1">- des rituels d’animation du travail collaboratif de l’équipe projet</text:span></text:span></text:p>
      <text:p text:style-name="P2"><text:span text:style-name="Strong_20_Emphasis"><text:span text:style-name="T1">Le suivi du calendrier permet d’atteindre les objectifs du projet en respectant les contraintes.</text:span></text:span></text:p>
      <text:p text:style-name="P2"><text:span text:style-name="Strong_20_Emphasis"><text:span text:style-name="T1">L’attribution des ressources est cohérente avec la répartition des compétences au sein des membres de l’équipe</text:span></text:span></text:p>
      <text:p text:style-name="P2"><text:span text:style-name="Strong_20_Emphasis"><text:span text:style-name="T1">La pondération est réalisée selon une méthode choisie et partagée avec l’équipe (poker planning, méthode de l’unité équivalente, etc)</text:span></text:span></text:p>
      <text:p text:style-name="P2"><text:span text:style-name="Strong_20_Emphasis"><text:span text:style-name="T1">Le paramétrage des outils de suivi est cohérent avec les délais et les attributions de missions du planning.</text:span></text:span></text:p>
      <text:p text:style-name="P2"><text:span text:style-name="Strong_20_Emphasis"><text:span text:style-name="T1">Les outils de suivi intègrent les indicateurs de suivi.</text:span></text:span></text:p>
      <text:p text:style-name="P2"><text:span text:style-name="Strong_20_Emphasis"><text:span text:style-name="T1">Les éléments de planification sont communiqués à l’équipe dans un format qui respecte les recommandations d’accessibilité (par exemples celles de l’association Valentin Haüy4 ou de Microsoft5)</text:span></text:span></text:p>
      <text:p text:style-name="P2"><text:span text:style-name="Strong_20_Emphasis"><text:span text:style-name="T1">L'enchaînement des tâches permet la réalisation de chacune d'entre elles.</text:span></text:span></text:p>
      <text:p text:style-name="P2"><text:soft-page-break/><text:span text:style-name="Strong_20_Emphasis"><text:span text:style-name="T1">C6. Superviser la réalisation d’un projet data en organisant les méthodes, les outils de travail et la communication entre les parties prenantes, afin d’accompagner les membres de l’équipes dans la réussite du projet</text:span></text:span></text:p>
      <text:p text:style-name="P2"><text:span text:style-name="Strong_20_Emphasis"><text:span text:style-name="T1">L’animation des échanges est adaptée à l’information à transmettre : les supports et les modalités d’animation sont adaptés aux besoins de communication.</text:span></text:span></text:p>
      <text:p text:style-name="P2"><text:span text:style-name="Strong_20_Emphasis"><text:span text:style-name="T1">Toutes les personnes concernées sont impliquées dans les échanges.</text:span></text:span></text:p>
      <text:p text:style-name="P2"><text:span text:style-name="Strong_20_Emphasis"><text:span text:style-name="T1">Le contenu et le discours sont adaptés au public et au contexte des échanges.</text:span></text:span></text:p>
      <text:p text:style-name="P2"><text:span text:style-name="Strong_20_Emphasis"><text:span text:style-name="T1">Les outils de suivi sont configurés et accessibles à toutes les parties prenantes.</text:span></text:span></text:p>
      <text:p text:style-name="P2"><text:span text:style-name="Strong_20_Emphasis"><text:span text:style-name="T1">Les outils de suivi respectant les normes d'accessibilité (par exemple : RGAA) sont privilégiés.</text:span></text:span></text:p>
      <text:p text:style-name="P2"><text:span text:style-name="Strong_20_Emphasis"><text:span text:style-name="T1">Les rituels sont documentés : règles de participation et d’organisation aux rituels, planification, etc.</text:span></text:span></text:p>
      <text:p text:style-name="P2"><text:span text:style-name="Strong_20_Emphasis"><text:span text:style-name="T1">Les indicateurs de suivi sont mis à jour tout au long du projet, lors des rituels de suivi de l’avancement du projet.</text:span></text:span></text:p>
      <text:p text:style-name="P2"><text:span text:style-name="Strong_20_Emphasis"><text:span text:style-name="T1">Les dépenses sont imputées au budget prévisionnel tout au long du projet.</text:span></text:span></text:p>
      <text:p text:style-name="P2"><text:span text:style-name="Strong_20_Emphasis"><text:span text:style-name="T1">Les commandes communiqués aux prestataires externes couvrent les objectifs, la méthodologies de travail, les outils à utiliser, les livrables et les critères d’acceptance.</text:span></text:span></text:p>
      <text:p text:style-name="P2"><text:span text:style-name="Strong_20_Emphasis"><text:span text:style-name="T1">C7. Communiquer tout au long de la réalisation du projet data sur les orientations, les réalisations et leurs impacts en élaborant la stratégie et les supports de communication afin d’informer toutes les parties prenantes des évolutions ou des opportunités internes comme externes, portés par le projet</text:span></text:span></text:p>
      <text:p text:style-name="P2"><text:span text:style-name="Strong_20_Emphasis"><text:span text:style-name="T1">Toutes les étapes de communication du projet sont planifiées : au lancement, à chaque jalon de la feuille de route, pour les démonstrations, à la livraison du projet.</text:span></text:span></text:p>
      <text:p text:style-name="P2"><text:span text:style-name="Strong_20_Emphasis"><text:span text:style-name="T1">Les supports de communication sont accessibles à toutes les parties prenantes.</text:span></text:span></text:p>
      <text:p text:style-name="P2"><text:span text:style-name="Strong_20_Emphasis"><text:span text:style-name="T1">Les supports de communications respectent les préconisations de mise en page sur des critères d’accessibilités (par exemples celles de l’association Valentin Haüy6 ou de Microsoft7).</text:span></text:span></text:p>
      <text:p text:style-name="P2"><text:span text:style-name="Strong_20_Emphasis"><text:span text:style-name="T1">Toutes les personnes concernées sont impliquées dans les échanges.</text:span></text:span></text:p>
      <text:p text:style-name="P2"><text:span text:style-name="Strong_20_Emphasis"><text:span text:style-name="T1">Le contenu et le discours sont adaptés au public et au contexte des échanges.</text:span></text:span></text:p>
      <text:p text:style-name="P2"><text:span text:style-name="Strong_20_Emphasis"><text:span text:style-name="T1">Les communications présentent les orientations choisies et arbitrages menés pour la réalisation du projet.</text:span></text:span></text:p>
      <text:p text:style-name="P2"><text:span text:style-name="Strong_20_Emphasis"><text:span text:style-name="T1">Les tâches de production de la documentation utilisateurs sont planifiées et réparties entre les membres de l’équipe.</text:span></text:span></text:p>
      <text:p text:style-name="P2"><text:span text:style-name="Strong_20_Emphasis"><text:span text:style-name="T1">Les temps d’accompagnement des utilisateurs finaux sont planifiés.</text:span></text:span></text:p>
      <text:p text:style-name="P2"><text:span text:style-name="Strong_20_Emphasis"><text:span text:style-name="T1">Les missions des utilisateurs invités aux temps d’accompagnement sont cohérentes avec la prise en main du livrable visée.</text:span></text:span></text:p>
      <text:p text:style-name="P2"><text:span text:style-name="Strong_20_Emphasis"><text:span text:style-name="T1">Le recueil des retours des parties prenantes et leur traitement suit un processus qui est intégré à la stratégie de communication du projet.</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7T13:06:16.250547212</meta:creation-date>
    <meta:generator>LibreOffice/24.2.7.2$Linux_X86_64 LibreOffice_project/420$Build-2</meta:generator>
    <dc:date>2025-06-17T16:45:19.253484666</dc:date>
    <meta:editing-duration>PT3H27M45S</meta:editing-duration>
    <meta:editing-cycles>1</meta:editing-cycles>
    <meta:document-statistic meta:table-count="0" meta:image-count="0" meta:object-count="0" meta:page-count="2" meta:paragraph-count="45" meta:word-count="747" meta:character-count="4881" meta:non-whitespace-character-count="4179"/>
  </office:meta>
</office:document-meta>
</file>